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ad1" officeooo:paragraph-rsid="00054ad1"/>
    </style:style>
    <style:style style:name="P2" style:family="paragraph" style:parent-style-name="Standard">
      <style:text-properties officeooo:rsid="00060c98" officeooo:paragraph-rsid="00060c98"/>
    </style:style>
    <style:style style:name="P3" style:family="paragraph" style:parent-style-name="Standard">
      <style:text-properties officeooo:rsid="00090f61" officeooo:paragraph-rsid="00090f61"/>
    </style:style>
    <style:style style:name="P4" style:family="paragraph" style:parent-style-name="Standard">
      <style:text-properties officeooo:rsid="000827a8" officeooo:paragraph-rsid="000827a8"/>
    </style:style>
    <style:style style:name="P5" style:family="paragraph" style:parent-style-name="Standard">
      <style:text-properties officeooo:paragraph-rsid="000bb7a7"/>
    </style:style>
    <style:style style:name="T1" style:family="text">
      <style:text-properties officeooo:rsid="0009ff87"/>
    </style:style>
    <style:style style:name="T2" style:family="text">
      <style:text-properties officeooo:rsid="000bb7a7"/>
    </style:style>
    <style:style style:name="T3" style:family="text">
      <style:text-properties officeooo:rsid="000daa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tson TX2 Setup</text:p>
      <text:p text:style-name="P1"/>
      <text:p text:style-name="P1">1. Flash Jetson with Jetpack 4.2.1 from host computer using SDKmanager</text:p>
      <text:p text:style-name="P1">2. Run jetson_install.sh script</text:p>
      <text:p text:style-name="P1">3. Run pyenv_install.sh script</text:p>
      <text:p text:style-name="P1">4. Run wimss_env_install.sh script <text:s text:c="3"/><text:span text:style-name="T1">(don’t use venv anymore...)</text:span></text:p>
      <text:p text:style-name="P4">5. Run opencv_install.sh script<text:tab/> <text:span text:style-name="T1">(change so it doesn’t use a venv)</text:span></text:p>
      <text:p text:style-name="P5"><text:span text:style-name="T2">6. Install pytorch according to guide in: </text:span><text:a xlink:type="simple" xlink:href="https://devtalk.nvidia.com/default/topic/1041716/jetson-agx-xavier/pytorch-install-problem/" text:style-name="Internet_20_link" text:visited-style-name="Visited_20_Internet_20_Link">https://devtalk.nvidia.com/default/topic/1041716/jetson-agx-xavier/pytorch-install-problem/</text:a></text:p>
      <text:p text:style-name="P1"/>
      <text:p text:style-name="P1">Reference Material</text:p>
      <text:p text:style-name="P1">Managing python environments using pyenv:</text:p>
      <text:p text:style-name="P1"><text:a xlink:type="simple" xlink:href="https://www.freecodecamp.org/news/manage-multiple-python-versions-and-virtual-environments-venv-pyenv-pyvenv-a29fb00c296f/" text:style-name="Internet_20_link" text:visited-style-name="Visited_20_Internet_20_Link">https://www.freecodecamp.org/news/manage-multiple-python-versions-and-virtual-environments-venv-pyenv-pyvenv-a29fb00c296f/</text:a></text:p>
      <text:p text:style-name="P1"/>
      <text:p text:style-name="P2">Pipenv:</text:p>
      <text:p text:style-name="P2"><text:a xlink:type="simple" xlink:href="https://realpython.com/pipenv-guide/" text:style-name="Internet_20_link" text:visited-style-name="Visited_20_Internet_20_Link">https://realpython.com/pipenv-guide/</text:a></text:p>
      <text:p text:style-name="P2"/>
      <text:p text:style-name="P3">Install OpenCV in venv:</text:p>
      <text:p text:style-name="P3"><text:a xlink:type="simple" xlink:href="https://www.pyimagesearch.com/2018/05/28/ubuntu-18-04-how-to-install-opencv/" text:style-name="Internet_20_link" text:visited-style-name="Visited_20_Internet_20_Link">https://www.pyimagesearch.com/2018/05/28/ubuntu-18-04-how-to-install-openc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1:04:30.546356029</meta:creation-date>
    <dc:date>2019-08-01T15:21:29.727807531</dc:date>
    <meta:editing-duration>PT1H42M16S</meta:editing-duration>
    <meta:editing-cycles>7</meta:editing-cycles>
    <meta:generator>LibreOffice/6.0.7.3$Linux_AARCH64 LibreOffice_project/00m0$Build-3</meta:generator>
    <meta:document-statistic meta:table-count="0" meta:image-count="0" meta:object-count="0" meta:page-count="1" meta:paragraph-count="14" meta:word-count="64" meta:character-count="734" meta:non-whitespace-character-count="680"/>
  </office:meta>
</office:document-meta>
</file>